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table:formula="of:=ROUNDUP([.A1]/[.$B$7])" office:value-type="float" office:value="16" calcext:value-type="float">
            <text:p>16</text:p>
          </table:table-cell>
          <table:table-cell table:formula="of:=ROUNDDOWN([.A1]/[.$C$7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UP([.A2]/[.$B$7])" office:value-type="float" office:value="15" calcext:value-type="float">
            <text:p>15</text:p>
          </table:table-cell>
          <table:table-cell table:formula="of:=ROUNDDOWN([.A2]/[.$C$7]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UP([.A3]/[.$B$7])" office:value-type="float" office:value="14" calcext:value-type="float">
            <text:p>14</text:p>
          </table:table-cell>
          <table:table-cell table:formula="of:=ROUNDDOWN([.A3]/[.$C$7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UP([.A4]/[.$B$7])" office:value-type="float" office:value="0" calcext:value-type="float">
            <text:p>0</text:p>
          </table:table-cell>
          <table:table-cell table:formula="of:=ROUNDDOWN([.A4]/[.$C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UP([.A5]/[.$B$7])" office:value-type="float" office:value="0" calcext:value-type="float">
            <text:p>0</text:p>
          </table:table-cell>
          <table:table-cell table:formula="of:=ROUNDDOWN([.A5]/[.$C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SUM([.B1:.B5])" office:value-type="float" office:value="45" calcext:value-type="float">
            <text:p>45</text:p>
          </table:table-cell>
          <table:table-cell table:formula="of:=SUM([.C1:.C5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COUNTIF([.B12:.B29];&quot;&gt;=&quot;&amp;[.F12])" office:value-type="float" office:value="15" calcext:value-type="float">
            <text:p>15</text:p>
          </table:table-cell>
          <table:table-cell table:formula="of:=COUNTIF([.C12:.C29];&quot;&gt;=&quot;&amp;[.F12])" office:value-type="float" office:value="15" calcext:value-type="float">
            <text:p>15</text:p>
          </table:table-cell>
          <table:table-cell table:formula="of:=COUNTIF([.D12:.D29];&quot;&gt;=&quot;&amp;[.F12])" office:value-type="float" office:value="15" calcext:value-type="float">
            <text:p>15</text:p>
          </table:table-cell>
          <table:table-cell/>
          <table:table-cell table:formula="of:=SUM([.B10:.D10])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formula="of:=[.B$13]/[.A12]" office:value-type="float" office:value="160000.01" calcext:value-type="float">
            <text:p>160000.01</text:p>
          </table:table-cell>
          <table:table-cell table:formula="of:=[.C$13]/[.A12]" office:value-type="float" office:value="150000" calcext:value-type="float">
            <text:p>150000</text:p>
          </table:table-cell>
          <table:table-cell table:formula="of:=[.D$13]/[.A12]" office:value-type="float" office:value="139999.99" calcext:value-type="float">
            <text:p>139999.99</text:p>
          </table:table-cell>
          <table:table-cell/>
          <table:table-cell table:formula="of:=LARGE([.B12:.D29];45)" office:value-type="float" office:value="1.16666658333333" calcext:value-type="float">
            <text:p>1.1666665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00001" calcext:value-type="float">
            <text:p>16.000001</text:p>
          </table:table-cell>
          <table:table-cell office:value-type="float" office:value="15" calcext:value-type="float">
            <text:p>15</text:p>
          </table:table-cell>
          <table:table-cell table:formula="of:=30-[.B13]" office:value-type="float" office:value="13.999999" calcext:value-type="float">
            <text:p>13.99999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13]/[.A14]" office:value-type="float" office:value="8.0000005" calcext:value-type="float">
            <text:p>8.0000005</text:p>
          </table:table-cell>
          <table:table-cell table:formula="of:=[.C$13]/[.A14]" office:value-type="float" office:value="7.5" calcext:value-type="float">
            <text:p>7.5</text:p>
          </table:table-cell>
          <table:table-cell table:formula="of:=[.D$13]/[.A14]" office:value-type="float" office:value="6.9999995" calcext:value-type="float">
            <text:p>6.999999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13]/[.A15]" office:value-type="float" office:value="5.33333366666667" calcext:value-type="float">
            <text:p>5.3333336667</text:p>
          </table:table-cell>
          <table:table-cell table:formula="of:=[.C$13]/[.A15]" office:value-type="float" office:value="5" calcext:value-type="float">
            <text:p>5</text:p>
          </table:table-cell>
          <table:table-cell table:formula="of:=[.D$13]/[.A15]" office:value-type="float" office:value="4.66666633333333" calcext:value-type="float">
            <text:p>4.666666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13]/[.A16]" office:value-type="float" office:value="4.00000025" calcext:value-type="float">
            <text:p>4.00000025</text:p>
          </table:table-cell>
          <table:table-cell table:formula="of:=[.C$13]/[.A16]" office:value-type="float" office:value="3.75" calcext:value-type="float">
            <text:p>3.75</text:p>
          </table:table-cell>
          <table:table-cell table:formula="of:=[.D$13]/[.A16]" office:value-type="float" office:value="3.49999975" calcext:value-type="float">
            <text:p>3.499999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3]/[.A17]" office:value-type="float" office:value="3.2000002" calcext:value-type="float">
            <text:p>3.2000002</text:p>
          </table:table-cell>
          <table:table-cell table:formula="of:=[.C$13]/[.A17]" office:value-type="float" office:value="3" calcext:value-type="float">
            <text:p>3</text:p>
          </table:table-cell>
          <table:table-cell table:formula="of:=[.D$13]/[.A17]" office:value-type="float" office:value="2.7999998" calcext:value-type="float">
            <text:p>2.799999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13]/[.A18]" office:value-type="float" office:value="2.66666683333333" calcext:value-type="float">
            <text:p>2.6666668333</text:p>
          </table:table-cell>
          <table:table-cell table:formula="of:=[.C$13]/[.A18]" office:value-type="float" office:value="2.5" calcext:value-type="float">
            <text:p>2.5</text:p>
          </table:table-cell>
          <table:table-cell table:formula="of:=[.D$13]/[.A18]" office:value-type="float" office:value="2.33333316666667" calcext:value-type="float">
            <text:p>2.3333331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13]/[.A20]" office:value-type="float" office:value="2.000000125" calcext:value-type="float">
            <text:p>2.000000125</text:p>
          </table:table-cell>
          <table:table-cell table:formula="of:=[.C$13]/[.A20]" office:value-type="float" office:value="1.875" calcext:value-type="float">
            <text:p>1.875</text:p>
          </table:table-cell>
          <table:table-cell table:formula="of:=[.D$13]/[.A20]" office:value-type="float" office:value="1.749999875" calcext:value-type="float">
            <text:p>1.7499998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13]/[.A21]" office:value-type="float" office:value="1.77777788888889" calcext:value-type="float">
            <text:p>1.7777778889</text:p>
          </table:table-cell>
          <table:table-cell table:formula="of:=[.C$13]/[.A21]" office:value-type="float" office:value="1.66666666666667" calcext:value-type="float">
            <text:p>1.6666666667</text:p>
          </table:table-cell>
          <table:table-cell table:formula="of:=[.D$13]/[.A21]" office:value-type="float" office:value="1.55555544444444" calcext:value-type="float">
            <text:p>1.555555444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3]/[.A22]" office:value-type="float" office:value="1.6000001" calcext:value-type="float">
            <text:p>1.6000001</text:p>
          </table:table-cell>
          <table:table-cell table:formula="of:=[.C$13]/[.A22]" office:value-type="float" office:value="1.5" calcext:value-type="float">
            <text:p>1.5</text:p>
          </table:table-cell>
          <table:table-cell table:formula="of:=[.D$13]/[.A22]" office:value-type="float" office:value="1.3999999" calcext:value-type="float">
            <text:p>1.399999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13]/[.A23]" office:value-type="float" office:value="1.45454554545455" calcext:value-type="float">
            <text:p>1.4545455455</text:p>
          </table:table-cell>
          <table:table-cell table:formula="of:=[.C$13]/[.A23]" office:value-type="float" office:value="1.36363636363636" calcext:value-type="float">
            <text:p>1.3636363636</text:p>
          </table:table-cell>
          <table:table-cell table:formula="of:=[.D$13]/[.A23]" office:value-type="float" office:value="1.27272718181818" calcext:value-type="float">
            <text:p>1.27272718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13]/[.A24]" office:value-type="float" office:value="1.33333341666667" calcext:value-type="float">
            <text:p>1.3333334167</text:p>
          </table:table-cell>
          <table:table-cell table:formula="of:=[.C$13]/[.A24]" office:value-type="float" office:value="1.25" calcext:value-type="float">
            <text:p>1.25</text:p>
          </table:table-cell>
          <table:table-cell table:formula="of:=[.D$13]/[.A24]" office:value-type="float" office:value="1.16666658333333" calcext:value-type="float">
            <text:p>1.166666583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13]/[.A26]" office:value-type="float" office:value="1.14285721428571" calcext:value-type="float">
            <text:p>1.1428572143</text:p>
          </table:table-cell>
          <table:table-cell table:formula="of:=[.C$13]/[.A26]" office:value-type="float" office:value="1.07142857142857" calcext:value-type="float">
            <text:p>1.0714285714</text:p>
          </table:table-cell>
          <table:table-cell table:formula="of:=[.D$13]/[.A26]" office:value-type="float" office:value="0.999999928571429" calcext:value-type="float">
            <text:p>0.999999928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13]/[.A28]" office:value-type="float" office:value="1.0000000625" calcext:value-type="float">
            <text:p>1.0000000625</text:p>
          </table:table-cell>
          <table:table-cell table:formula="of:=[.C$13]/[.A28]" office:value-type="float" office:value="0.9375" calcext:value-type="float">
            <text:p>0.9375</text:p>
          </table:table-cell>
          <table:table-cell table:formula="of:=[.D$13]/[.A28]" office:value-type="float" office:value="0.8749999375" calcext:value-type="float">
            <text:p>0.874999937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13]/[.A29]" office:value-type="float" office:value="0.941176529411765" calcext:value-type="float">
            <text:p>0.9411765294</text:p>
          </table:table-cell>
          <table:table-cell table:formula="of:=[.C$13]/[.A29]" office:value-type="float" office:value="0.882352941176471" calcext:value-type="float">
            <text:p>0.8823529412</text:p>
          </table:table-cell>
          <table:table-cell table:formula="of:=[.D$13]/[.A29]" office:value-type="float" office:value="0.823529352941176" calcext:value-type="float">
            <text:p>0.8235293529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Kraj</text:p>
          </table:table-cell>
          <table:table-cell office:value-type="string" calcext:value-type="string">
            <text:p>Mandaty dle ssoucasneho systemu</text:p>
          </table:table-cell>
          <table:table-cell office:value-type="string" calcext:value-type="string">
            <text:p>Mnandaty dle navrhovaneho systemu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KSČM</text:p>
          </table:table-cell>
          <table:table-cell office:value-type="string" calcext:value-type="string">
            <text:p>KDU-ČS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lavní</text:p>
            <text:p>město</text:p>
            <text:p>Praha</text:p>
          </table:table-cell>
          <table:table-cell office:value-type="float" office:value="25" calcext:value-type="float">
            <text:p>25</text:p>
          </table:table-cell>
          <table:table-cell table:formula="of:=SUM([.D2:.H2]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ředo-</text:p>
            <text:p>český</text:p>
            <text:p>kraj</text:p>
          </table:table-cell>
          <table:table-cell office:value-type="float" office:value="23" calcext:value-type="float">
            <text:p>23</text:p>
          </table:table-cell>
          <table:table-cell table:formula="of:=SUM([.D3:.H3])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iho-</text:p>
            <text:p>český</text:p>
            <text:p>kraj</text:p>
          </table:table-cell>
          <table:table-cell office:value-type="float" office:value="13" calcext:value-type="float">
            <text:p>13</text:p>
          </table:table-cell>
          <table:table-cell table:formula="of:=SUM([.D4:.H4]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lzeň-</text:p>
            <text:p>ský</text:p>
            <text:p>kraj</text:p>
          </table:table-cell>
          <table:table-cell office:value-type="float" office:value="11" calcext:value-type="float">
            <text:p>11</text:p>
          </table:table-cell>
          <table:table-cell table:formula="of:=SUM([.D5:.H5])"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arlo-</text:p>
            <text:p>varský</text:p>
            <text:p>kraj</text:p>
          </table:table-cell>
          <table:table-cell office:value-type="float" office:value="5" calcext:value-type="float">
            <text:p>5</text:p>
          </table:table-cell>
          <table:table-cell table:formula="of:=SUM([.D6:.H6])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Ústecký</text:p>
            <text:p>kraj</text:p>
          </table:table-cell>
          <table:table-cell office:value-type="float" office:value="14" calcext:value-type="float">
            <text:p>14</text:p>
          </table:table-cell>
          <table:table-cell table:formula="of:=SUM([.D7:.H7])"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ibe-</text:p>
            <text:p>recký</text:p>
            <text:p>kraj</text:p>
          </table:table-cell>
          <table:table-cell office:value-type="float" office:value="8" calcext:value-type="float">
            <text:p>8</text:p>
          </table:table-cell>
          <table:table-cell table:formula="of:=SUM([.D8:.H8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rálové-</text:p>
            <text:p>hradecký</text:p>
            <text:p>kraj</text:p>
          </table:table-cell>
          <table:table-cell office:value-type="float" office:value="11" calcext:value-type="float">
            <text:p>11</text:p>
          </table:table-cell>
          <table:table-cell table:formula="of:=SUM([.D9:.H9])"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du-</text:p>
            <text:p>bický</text:p>
            <text:p>kraj</text:p>
          </table:table-cell>
          <table:table-cell office:value-type="float" office:value="10" calcext:value-type="float">
            <text:p>10</text:p>
          </table:table-cell>
          <table:table-cell table:formula="of:=SUM([.D10:.H10])"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yso-</text:p>
            <text:p>čina</text:p>
          </table:table-cell>
          <table:table-cell office:value-type="float" office:value="10" calcext:value-type="float">
            <text:p>10</text:p>
          </table:table-cell>
          <table:table-cell table:formula="of:=SUM([.D11:.H11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ihomo-</text:p>
            <text:p>ravský</text:p>
            <text:p>kraj</text:p>
          </table:table-cell>
          <table:table-cell office:value-type="float" office:value="23" calcext:value-type="float">
            <text:p>23</text:p>
          </table:table-cell>
          <table:table-cell table:formula="of:=SUM([.D12:.H12])"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lo-</text:p>
            <text:p>moucký</text:p>
            <text:p>kraj</text:p>
          </table:table-cell>
          <table:table-cell office:value-type="float" office:value="12" calcext:value-type="float">
            <text:p>12</text:p>
          </table:table-cell>
          <table:table-cell table:formula="of:=SUM([.D13:.H13]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Zlínský</text:p>
            <text:p>kraj</text:p>
          </table:table-cell>
          <table:table-cell office:value-type="float" office:value="12" calcext:value-type="float">
            <text:p>12</text:p>
          </table:table-cell>
          <table:table-cell table:formula="of:=SUM([.D14:.H14])"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ravsko-</text:p>
            <text:p>slezský</text:p>
            <text:p>kraj</text:p>
          </table:table-cell>
          <table:table-cell office:value-type="float" office:value="23" calcext:value-type="float">
            <text:p>23</text:p>
          </table:table-cell>
          <table:table-cell table:formula="of:=SUM([.D15:.H15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kem </text:p>
          </table:table-cell>
          <table:table-cell table:formula="of:=SUM([.B2:.B15])" office:value-type="float" office:value="200" calcext:value-type="float">
            <text:p>200</text:p>
          </table:table-cell>
          <table:table-cell table:formula="of:=SUM([.C2:.C15])" office:value-type="float" office:value="200" calcext:value-type="float">
            <text:p>200</text:p>
          </table:table-cell>
          <table:table-cell table:formula="of:=SUM([.D2:.D15])" office:value-type="float" office:value="76" calcext:value-type="float">
            <text:p>76</text:p>
          </table:table-cell>
          <table:table-cell table:formula="of:=SUM([.E2:.E15])" office:value-type="float" office:value="69" calcext:value-type="float">
            <text:p>69</text:p>
          </table:table-cell>
          <table:table-cell table:formula="of:=SUM([.F2:.F15])" office:value-type="float" office:value="13" calcext:value-type="float">
            <text:p>13</text:p>
          </table:table-cell>
          <table:table-cell table:formula="of:=SUM([.G2:.G15])" office:value-type="float" office:value="27" calcext:value-type="float">
            <text:p>27</text:p>
          </table:table-cell>
          <table:table-cell table:formula="of:=SUM([.H2:.H15]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1" table:number-columns-repeated="14"/>
        </table:table-row>
      </table:table>
      <table:table table:name="Sheet3" table:style-name="ta1"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100000*[.A1]" office:value-type="float" office:value="4900000" calcext:value-type="float">
            <text:p>4900000</text:p>
          </table:table-cell>
          <table:table-cell table:formula="of:=ROUNDDOWN([.C1]/[.$D$8])" office:value-type="float" office:value="98" calcext:value-type="float">
            <text:p>98</text:p>
          </table:table-cell>
          <table:table-cell table:formula="of:=[.C1]/[.$D$8]-[.D1]" office:value-type="float" office:value="0.490482603364754" calcext:value-type="float">
            <text:p>0.4904826034</text:p>
          </table:table-cell>
          <table:table-cell/>
        </table:table-row>
        <table:table-row table:style-name="ro1">
          <table:table-cell table:formula="of:=100-[.A3]-[.A1]" office:value-type="float" office:value="45" calcext:value-type="float">
            <text:p>45</text:p>
          </table:table-cell>
          <table:table-cell/>
          <table:table-cell table:formula="of:=100000*[.A2]" office:value-type="float" office:value="4500000" calcext:value-type="float">
            <text:p>4500000</text:p>
          </table:table-cell>
          <table:table-cell table:formula="of:=ROUNDDOWN([.C2]/[.$D$8])" office:value-type="float" office:value="90" calcext:value-type="float">
            <text:p>90</text:p>
          </table:table-cell>
          <table:table-cell table:formula="of:=[.C2]/[.$D$8]-[.D2]" office:value-type="float" office:value="0.450443207171716" calcext:value-type="float">
            <text:p>0.450443207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100000*[.A3]" office:value-type="float" office:value="600000" calcext:value-type="float">
            <text:p>600000</text:p>
          </table:table-cell>
          <table:table-cell table:formula="of:=ROUNDDOWN([.C3]/[.$D$8])" office:value-type="float" office:value="12" calcext:value-type="float">
            <text:p>12</text:p>
          </table:table-cell>
          <table:table-cell table:formula="of:=[.C3]/[.$D$8]-[.D3]" office:value-type="float" office:value="0.0600590942895618" calcext:value-type="float">
            <text:p>0.060059094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formula="of:=5000000/100" office:value-type="float" office:value="50000" calcext:value-type="float">
            <text:p>50000</text:p>
          </table:table-cell>
          <table:table-cell table:number-columns-repeated="3"/>
          <table:table-cell table:formula="of:=LARGE([.E1:.E3];2)" office:value-type="float" office:value="0.450443207171716" calcext:value-type="float">
            <text:p>0.4504432072</text:p>
          </table:table-cell>
          <table:table-cell/>
        </table:table-row>
        <table:table-row table:style-name="ro1">
          <table:table-cell table:number-columns-repeated="3"/>
          <table:table-cell table:formula="of:=SUM([.D1:.D3])" office:value-type="float" office:value="200" calcext:value-type="float">
            <text:p>200</text:p>
          </table:table-cell>
          <table:table-cell/>
          <table:table-cell table:formula="of:=SUM([.F1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10000000/201" office:value-type="float" office:value="49751.2437810945" calcext:value-type="float">
            <text:p>49751.2437810945</text:p>
          </table:table-cell>
          <table:table-cell table:formula="of:=ROUND([.C8];0)" office:value-type="float" office:value="49751" calcext:value-type="float">
            <text:p>49751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" office:value-type="string" calcext:value-type="string">
            <text:p>Hl. m. Praha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tředočeský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ihočeský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lzeňský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Karlovarský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Ústecký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iberecký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Královéhradecký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ardubický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ysočina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Jihomoravský</text:p>
          </table:table-cell>
          <table:table-cell table:style-name="ce2" office:value-type="float" office:value="23" calcext:value-type="float">
            <text:p>23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Olomoucký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Zlínský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oravskoslezský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formula="of:=SUM([.D12:.D25])" office:value-type="float" office:value="102" calcext:value-type="float">
            <text:p>102</text:p>
          </table:table-cell>
          <table:table-cell table:formula="of:=SUM([.E12:.E25])" office:value-type="float" office:value="94" calcext:value-type="float">
            <text:p>94</text:p>
          </table:table-cell>
          <table:table-cell table:formula="of:=SUM([.F12:.F25]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20:26:31.230908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6:47:58.621002267</meta:creation-date>
    <dc:date>2017-03-03T21:15:02.281465032</dc:date>
    <meta:editing-duration>PT5H47M14S</meta:editing-duration>
    <meta:editing-cycles>4</meta:editing-cycles>
    <meta:generator>LibreOffice/5.1.6.2$Linux_X86_64 LibreOffice_project/10m0$Build-2</meta:generator>
    <meta:document-statistic meta:table-count="3" meta:cell-count="315" meta:object-count="0"/>
  </office:meta>
</office:document-meta>
</file>